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3</text:p>
      <text:p text:style-name="Standard"/>
      <text:p text:style-name="Standard">SPEECH:</text:p>
      <text:p text:style-name="Standard"/>
      <text:p text:style-name="Standard">Replying to received message:</text:p>
      <text:list xml:id="list2126487821" text:style-name="L1">
        <text:list-item>
          <text:p text:style-name="P1">Reading message:</text:p>
          <text:list>
            <text:list-item>
              <text:p text:style-name="P1">First try: unrecognized command. Spoke “read.”</text:p>
            </text:list-item>
            <text:list-item>
              <text:p text:style-name="P1">Second try: successful.</text:p>
            </text:list-item>
          </text:list>
        </text:list-item>
        <text:list-item>
          <text:p text:style-name="P1">Replying to message:</text:p>
          <text:list>
            <text:list-item>
              <text:p text:style-name="P1">Started in conversation screen.</text:p>
            </text:list-item>
            <text:list-item>
              <text:p text:style-name="P1">Spoke “compose.”</text:p>
            </text:list-item>
            <text:list-item>
              <text:p text:style-name="P1">Spoke “hey man.” Entered successfully.</text:p>
            </text:list-item>
            <text:list-item>
              <text:p text:style-name="P1">Spoke “Read.” System recognized “ree.” Appended to end of entered text.</text:p>
              <text:list>
                <text:list-item>
                  <text:p text:style-name="P1">Second try successful.</text:p>
                </text:list-item>
              </text:list>
            </text:list-item>
            <text:list-item>
              <text:p text:style-name="P1">Spoke “send.” Sent successfully.</text:p>
            </text:list-item>
          </text:list>
        </text:list-item>
        <text:list-item>
          <text:p text:style-name="P1">Headphones option</text:p>
          <text:list>
            <text:list-item>
              <text:p text:style-name="P1">Spoke: “headphone.” Successful.</text:p>
            </text:list-item>
          </text:list>
        </text:list-item>
        <text:list-item>
          <text:p text:style-name="P1">Defer received message.</text:p>
          <text:list>
            <text:list-item>
              <text:p text:style-name="P1">Spoke “Ignore.” Successful.</text:p>
            </text:list-item>
          </text:list>
        </text:list-item>
      </text:list>
      <text:p text:style-name="Horizontal_20_Line"/>
      <text:p text:style-name="Standard">GUI:</text:p>
      <text:p text:style-name="Standard">Note: user has not previously used an Android phone.</text:p>
      <text:p text:style-name="Standard"/>
      <text:list xml:id="list1755608375" text:style-name="L2">
        <text:list-item>
          <text:p text:style-name="P2">Deferring message:</text:p>
          <text:list>
            <text:list-item>
              <text:p text:style-name="P2">Pressed “Read.”</text:p>
              <text:list>
                <text:list-item>
                  <text:p text:style-name="P2">Didn't remember that we wanted him to ignore.</text:p>
                </text:list-item>
              </text:list>
            </text:list-item>
            <text:list-item>
              <text:p text:style-name="P2">Second attempt: successful.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 button.</text:p>
            </text:list-item>
          </text:list>
        </text:list-item>
        <text:list-item>
          <text:p text:style-name="P2">Composing a new message:</text:p>
          <text:list>
            <text:list-item>
              <text:list>
                <text:list-item>
                  <text:p text:style-name="P2">Mistake: attempting to reopen application, opened another one.</text:p>
                </text:list-item>
              </text:list>
            </text:list-item>
            <text:list-item>
              <text:p text:style-name="P2">Pressed Compose New.</text:p>
            </text:list-item>
            <text:list-item>
              <text:p text:style-name="P2">Pressed Contact. Selected contact.</text:p>
            </text:list-item>
            <text:list-item>
              <text:p text:style-name="P2">Pressed compose.</text:p>
            </text:list-item>
            <text:list-item>
              <text:p text:style-name="P2">Entered message with on-screen keyboard, portrait layout.</text:p>
            </text:list-item>
            <text:list-item>
              <text:p text:style-name="P2">Sent message successfully.</text:p>
            </text:list-item>
          </text:list>
        </text:list-item>
      </text:list>
      <text:p text:style-name="Standard"/>
      <text:p text:style-name="Standard">Suggestion: Offer option of bringing up list of verbal comma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8T19:49:49</dc:date>
    <dc:creator>Jim Dudish</dc:creator>
    <meta:editing-duration>PT00H18M44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1" meta:paragraph-count="33" meta:word-count="172" meta:character-count="1022"/>
  </office:meta>
</office:document-meta>
</file>